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00-exec2" table:style-name="ta1">
        <table:table-column table:style-name="co1" table:default-cell-style-name="Default"/>
        <table:table-row table:style-name="ro1">
          <table:table-cell/>
        </table:table-row>
      </table:table>
      <table:table table:name="100-exec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0.418901443481" calcext:value-type="float">
            <text:p>0.4189014435</text:p>
          </table:table-cell>
          <table:table-cell office:value-type="float" office:value="0.362873077393" calcext:value-type="float">
            <text:p>0.3628730774</text:p>
          </table:table-cell>
        </table:table-row>
        <table:table-row table:style-name="ro1">
          <table:table-cell/>
          <table:table-cell office:value-type="float" office:value="0.530958175659" calcext:value-type="float">
            <text:p>0.5309581757</text:p>
          </table:table-cell>
          <table:table-cell office:value-type="float" office:value="0.36096572876" calcext:value-type="float">
            <text:p>0.3609657288</text:p>
          </table:table-cell>
        </table:table-row>
        <table:table-row table:style-name="ro1">
          <table:table-cell/>
          <table:table-cell office:value-type="float" office:value="0.484943389893" calcext:value-type="float">
            <text:p>0.4849433899</text:p>
          </table:table-cell>
          <table:table-cell office:value-type="float" office:value="0.308990478516" calcext:value-type="float">
            <text:p>0.3089904785</text:p>
          </table:table-cell>
        </table:table-row>
        <table:table-row table:style-name="ro1">
          <table:table-cell/>
          <table:table-cell office:value-type="float" office:value="0.504016876221" calcext:value-type="float">
            <text:p>0.5040168762</text:p>
          </table:table-cell>
          <table:table-cell office:value-type="float" office:value="0.419139862061" calcext:value-type="float">
            <text:p>0.4191398621</text:p>
          </table:table-cell>
        </table:table-row>
        <table:table-row table:style-name="ro1">
          <table:table-cell/>
          <table:table-cell office:value-type="float" office:value="0.499963760376" calcext:value-type="float">
            <text:p>0.4999637604</text:p>
          </table:table-cell>
          <table:table-cell office:value-type="float" office:value="0.437021255493" calcext:value-type="float">
            <text:p>0.4370212555</text:p>
          </table:table-cell>
        </table:table-row>
        <table:table-row table:style-name="ro1">
          <table:table-cell/>
          <table:table-cell office:value-type="float" office:value="0.518083572388" calcext:value-type="float">
            <text:p>0.5180835724</text:p>
          </table:table-cell>
          <table:table-cell office:value-type="float" office:value="0.361204147339" calcext:value-type="float">
            <text:p>0.3612041473</text:p>
          </table:table-cell>
        </table:table-row>
        <table:table-row table:style-name="ro1">
          <table:table-cell/>
          <table:table-cell office:value-type="float" office:value="0.494003295898" calcext:value-type="float">
            <text:p>0.4940032959</text:p>
          </table:table-cell>
          <table:table-cell office:value-type="float" office:value="0.355958938599" calcext:value-type="float">
            <text:p>0.3559589386</text:p>
          </table:table-cell>
        </table:table-row>
        <table:table-row table:style-name="ro1">
          <table:table-cell/>
          <table:table-cell office:value-type="float" office:value="0.52809715271" calcext:value-type="float">
            <text:p>0.5280971527</text:p>
          </table:table-cell>
          <table:table-cell office:value-type="float" office:value="0.411033630371" calcext:value-type="float">
            <text:p>0.4110336304</text:p>
          </table:table-cell>
        </table:table-row>
        <table:table-row table:style-name="ro1">
          <table:table-cell/>
          <table:table-cell office:value-type="float" office:value="0.509977340698" calcext:value-type="float">
            <text:p>0.5099773407</text:p>
          </table:table-cell>
          <table:table-cell office:value-type="float" office:value="0.3662109375" calcext:value-type="float">
            <text:p>0.3662109375</text:p>
          </table:table-cell>
        </table:table-row>
        <table:table-row table:style-name="ro1">
          <table:table-cell/>
          <table:table-cell office:value-type="float" office:value="0.514030456543" calcext:value-type="float">
            <text:p>0.5140304565</text:p>
          </table:table-cell>
          <table:table-cell office:value-type="float" office:value="0.488042831421" calcext:value-type="float">
            <text:p>0.4880428314</text:p>
          </table:table-cell>
        </table:table-row>
        <table:table-row table:style-name="ro1">
          <table:table-cell/>
          <table:table-cell office:value-type="float" office:value="0.513076782227" calcext:value-type="float">
            <text:p>0.5130767822</text:p>
          </table:table-cell>
          <table:table-cell office:value-type="float" office:value="0.444889068604" calcext:value-type="float">
            <text:p>0.4448890686</text:p>
          </table:table-cell>
        </table:table-row>
        <table:table-row table:style-name="ro1">
          <table:table-cell/>
          <table:table-cell office:value-type="float" office:value="0.492095947266" calcext:value-type="float">
            <text:p>0.4920959473</text:p>
          </table:table-cell>
          <table:table-cell office:value-type="float" office:value="0.37693977356" calcext:value-type="float">
            <text:p>0.3769397736</text:p>
          </table:table-cell>
        </table:table-row>
        <table:table-row table:style-name="ro1">
          <table:table-cell/>
          <table:table-cell office:value-type="float" office:value="0.499963760376" calcext:value-type="float">
            <text:p>0.4999637604</text:p>
          </table:table-cell>
          <table:table-cell office:value-type="float" office:value="0.530004501343" calcext:value-type="float">
            <text:p>0.5300045013</text:p>
          </table:table-cell>
        </table:table-row>
        <table:table-row table:style-name="ro1">
          <table:table-cell/>
          <table:table-cell office:value-type="float" office:value="0.530958175659" calcext:value-type="float">
            <text:p>0.5309581757</text:p>
          </table:table-cell>
          <table:table-cell office:value-type="float" office:value="0.488996505737" calcext:value-type="float">
            <text:p>0.4889965057</text:p>
          </table:table-cell>
        </table:table-row>
        <table:table-row table:style-name="ro1">
          <table:table-cell/>
          <table:table-cell office:value-type="float" office:value="0.535011291504" calcext:value-type="float">
            <text:p>0.5350112915</text:p>
          </table:table-cell>
          <table:table-cell office:value-type="float" office:value="0.380992889404" calcext:value-type="float">
            <text:p>0.3809928894</text:p>
          </table:table-cell>
        </table:table-row>
        <table:table-row table:style-name="ro1">
          <table:table-cell/>
          <table:table-cell office:value-type="float" office:value="0.51212310791" calcext:value-type="float">
            <text:p>0.5121231079</text:p>
          </table:table-cell>
          <table:table-cell office:value-type="float" office:value="0.375032424927" calcext:value-type="float">
            <text:p>0.3750324249</text:p>
          </table:table-cell>
        </table:table-row>
        <table:table-row table:style-name="ro1">
          <table:table-cell/>
          <table:table-cell office:value-type="float" office:value="0.510215759277" calcext:value-type="float">
            <text:p>0.5102157593</text:p>
          </table:table-cell>
          <table:table-cell office:value-type="float" office:value="0.384092330933" calcext:value-type="float">
            <text:p>0.3840923309</text:p>
          </table:table-cell>
        </table:table-row>
        <table:table-row table:style-name="ro1">
          <table:table-cell/>
          <table:table-cell office:value-type="float" office:value="0.520944595337" calcext:value-type="float">
            <text:p>0.5209445953</text:p>
          </table:table-cell>
          <table:table-cell office:value-type="float" office:value="0.46706199646" calcext:value-type="float">
            <text:p>0.4670619965</text:p>
          </table:table-cell>
        </table:table-row>
        <table:table-row table:style-name="ro1">
          <table:table-cell/>
          <table:table-cell office:value-type="float" office:value="0.553846359253" calcext:value-type="float">
            <text:p>0.5538463593</text:p>
          </table:table-cell>
          <table:table-cell office:value-type="float" office:value="0.370979309082" calcext:value-type="float">
            <text:p>0.3709793091</text:p>
          </table:table-cell>
        </table:table-row>
        <table:table-row table:style-name="ro1">
          <table:table-cell/>
          <table:table-cell office:value-type="float" office:value="0.514030456543" calcext:value-type="float">
            <text:p>0.5140304565</text:p>
          </table:table-cell>
          <table:table-cell office:value-type="float" office:value="0.414848327637" calcext:value-type="float">
            <text:p>0.4148483276</text:p>
          </table:table-cell>
        </table:table-row>
        <table:table-row table:style-name="ro1">
          <table:table-cell/>
          <table:table-cell office:value-type="float" office:value="0.514030456543" calcext:value-type="float">
            <text:p>0.5140304565</text:p>
          </table:table-cell>
          <table:table-cell office:value-type="float" office:value="0.388145446777" calcext:value-type="float">
            <text:p>0.3881454468</text:p>
          </table:table-cell>
        </table:table-row>
        <table:table-row table:style-name="ro1">
          <table:table-cell/>
          <table:table-cell office:value-type="float" office:value="0.513076782227" calcext:value-type="float">
            <text:p>0.5130767822</text:p>
          </table:table-cell>
          <table:table-cell office:value-type="float" office:value="0.403165817261" calcext:value-type="float">
            <text:p>0.4031658173</text:p>
          </table:table-cell>
        </table:table-row>
        <table:table-row table:style-name="ro1">
          <table:table-cell/>
          <table:table-cell office:value-type="float" office:value="0.56791305542" calcext:value-type="float">
            <text:p>0.5679130554</text:p>
          </table:table-cell>
          <table:table-cell office:value-type="float" office:value="0.43797492981" calcext:value-type="float">
            <text:p>0.4379749298</text:p>
          </table:table-cell>
        </table:table-row>
        <table:table-row table:style-name="ro1">
          <table:table-cell/>
          <table:table-cell office:value-type="float" office:value="0.53596496582" calcext:value-type="float">
            <text:p>0.5359649658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/>
          <table:table-cell office:value-type="float" office:value="0.68211555481" calcext:value-type="float">
            <text:p>0.6821155548</text:p>
          </table:table-cell>
          <table:table-cell office:value-type="float" office:value="0.391006469727" calcext:value-type="float">
            <text:p>0.3910064697</text:p>
          </table:table-cell>
        </table:table-row>
        <table:table-row table:style-name="ro1">
          <table:table-cell/>
          <table:table-cell office:value-type="float" office:value="0.441074371338" calcext:value-type="float">
            <text:p>0.4410743713</text:p>
          </table:table-cell>
          <table:table-cell office:value-type="float" office:value="0.478029251099" calcext:value-type="float">
            <text:p>0.4780292511</text:p>
          </table:table-cell>
        </table:table-row>
        <table:table-row table:style-name="ro1">
          <table:table-cell/>
          <table:table-cell office:value-type="float" office:value="0.539064407349" calcext:value-type="float">
            <text:p>0.5390644073</text:p>
          </table:table-cell>
          <table:table-cell office:value-type="float" office:value="0.364065170288" calcext:value-type="float">
            <text:p>0.3640651703</text:p>
          </table:table-cell>
        </table:table-row>
        <table:table-row table:style-name="ro1">
          <table:table-cell/>
          <table:table-cell office:value-type="float" office:value="0.480890274048" calcext:value-type="float">
            <text:p>0.480890274</text:p>
          </table:table-cell>
          <table:table-cell office:value-type="float" office:value="0.47492980957" calcext:value-type="float">
            <text:p>0.4749298096</text:p>
          </table:table-cell>
        </table:table-row>
        <table:table-row table:style-name="ro1">
          <table:table-cell/>
          <table:table-cell office:value-type="float" office:value="0.412940979004" calcext:value-type="float">
            <text:p>0.412940979</text:p>
          </table:table-cell>
          <table:table-cell office:value-type="float" office:value="0.395059585571" calcext:value-type="float">
            <text:p>0.3950595856</text:p>
          </table:table-cell>
        </table:table-row>
        <table:table-row table:style-name="ro1">
          <table:table-cell/>
          <table:table-cell office:value-type="float" office:value="1.508951187134" calcext:value-type="float">
            <text:p>1.5089511871</text:p>
          </table:table-cell>
          <table:table-cell office:value-type="float" office:value="0.448942184448" calcext:value-type="float">
            <text:p>0.4489421844</text:p>
          </table:table-cell>
        </table:table-row>
        <table:table-row table:style-name="ro1">
          <table:table-cell/>
          <table:table-cell office:value-type="float" office:value="1.163005828857" calcext:value-type="float">
            <text:p>1.1630058289</text:p>
          </table:table-cell>
          <table:table-cell office:value-type="float" office:value="0.396966934204" calcext:value-type="float">
            <text:p>0.3969669342</text:p>
          </table:table-cell>
        </table:table-row>
        <table:table-row table:style-name="ro1">
          <table:table-cell/>
          <table:table-cell office:value-type="float" office:value="0.52809715271" calcext:value-type="float">
            <text:p>0.5280971527</text:p>
          </table:table-cell>
          <table:table-cell office:value-type="float" office:value="0.457048416138" calcext:value-type="float">
            <text:p>0.4570484161</text:p>
          </table:table-cell>
        </table:table-row>
        <table:table-row table:style-name="ro1">
          <table:table-cell/>
          <table:table-cell office:value-type="float" office:value="0.55193901062" calcext:value-type="float">
            <text:p>0.5519390106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/>
          <table:table-cell office:value-type="float" office:value="0.554800033569" calcext:value-type="float">
            <text:p>0.5548000336</text:p>
          </table:table-cell>
          <table:table-cell office:value-type="float" office:value="0.703096389771" calcext:value-type="float">
            <text:p>0.7030963898</text:p>
          </table:table-cell>
        </table:table-row>
        <table:table-row table:style-name="ro1">
          <table:table-cell/>
          <table:table-cell office:value-type="float" office:value="0.534057617188" calcext:value-type="float">
            <text:p>0.5340576172</text:p>
          </table:table-cell>
          <table:table-cell office:value-type="float" office:value="0.575065612793" calcext:value-type="float">
            <text:p>0.5750656128</text:p>
          </table:table-cell>
        </table:table-row>
        <table:table-row table:style-name="ro1">
          <table:table-cell/>
          <table:table-cell office:value-type="float" office:value="0.669956207275" calcext:value-type="float">
            <text:p>0.6699562073</text:p>
          </table:table-cell>
          <table:table-cell office:value-type="float" office:value="1.00302696228" calcext:value-type="float">
            <text:p>1.0030269623</text:p>
          </table:table-cell>
        </table:table-row>
        <table:table-row table:style-name="ro1">
          <table:table-cell/>
          <table:table-cell office:value-type="float" office:value="0.602960586548" calcext:value-type="float">
            <text:p>0.6029605865</text:p>
          </table:table-cell>
          <table:table-cell office:value-type="float" office:value="0.657081604004" calcext:value-type="float">
            <text:p>0.657081604</text:p>
          </table:table-cell>
        </table:table-row>
        <table:table-row table:style-name="ro1">
          <table:table-cell/>
          <table:table-cell office:value-type="float" office:value="0.503063201904" calcext:value-type="float">
            <text:p>0.5030632019</text:p>
          </table:table-cell>
          <table:table-cell office:value-type="float" office:value="0.571012496948" calcext:value-type="float">
            <text:p>0.5710124969</text:p>
          </table:table-cell>
        </table:table-row>
        <table:table-row table:style-name="ro1">
          <table:table-cell/>
          <table:table-cell office:value-type="float" office:value="0.455141067505" calcext:value-type="float">
            <text:p>0.4551410675</text:p>
          </table:table-cell>
          <table:table-cell office:value-type="float" office:value="0.58388710022" calcext:value-type="float">
            <text:p>0.5838871002</text:p>
          </table:table-cell>
        </table:table-row>
        <table:table-row table:style-name="ro1">
          <table:table-cell/>
          <table:table-cell office:value-type="float" office:value="0.513076782227" calcext:value-type="float">
            <text:p>0.5130767822</text:p>
          </table:table-cell>
          <table:table-cell office:value-type="float" office:value="0.74315071106" calcext:value-type="float">
            <text:p>0.7431507111</text:p>
          </table:table-cell>
        </table:table-row>
        <table:table-row table:style-name="ro1">
          <table:table-cell/>
          <table:table-cell office:value-type="float" office:value="0.473976135254" calcext:value-type="float">
            <text:p>0.4739761353</text:p>
          </table:table-cell>
          <table:table-cell office:value-type="float" office:value="0.699996948242" calcext:value-type="float">
            <text:p>0.6999969482</text:p>
          </table:table-cell>
        </table:table-row>
        <table:table-row table:style-name="ro1">
          <table:table-cell/>
          <table:table-cell office:value-type="float" office:value="0.648975372314" calcext:value-type="float">
            <text:p>0.6489753723</text:p>
          </table:table-cell>
          <table:table-cell office:value-type="float" office:value="0.577926635742" calcext:value-type="float">
            <text:p>0.5779266357</text:p>
          </table:table-cell>
        </table:table-row>
        <table:table-row table:style-name="ro1">
          <table:table-cell/>
          <table:table-cell office:value-type="float" office:value="0.56791305542" calcext:value-type="float">
            <text:p>0.5679130554</text:p>
          </table:table-cell>
          <table:table-cell office:value-type="float" office:value="0.586986541748" calcext:value-type="float">
            <text:p>0.5869865417</text:p>
          </table:table-cell>
        </table:table-row>
        <table:table-row table:style-name="ro1">
          <table:table-cell/>
          <table:table-cell office:value-type="float" office:value="0.517129898071" calcext:value-type="float">
            <text:p>0.5171298981</text:p>
          </table:table-cell>
          <table:table-cell office:value-type="float" office:value="0.761985778809" calcext:value-type="float">
            <text:p>0.7619857788</text:p>
          </table:table-cell>
        </table:table-row>
        <table:table-row table:style-name="ro1">
          <table:table-cell/>
          <table:table-cell office:value-type="float" office:value="0.54407119751" calcext:value-type="float">
            <text:p>0.5440711975</text:p>
          </table:table-cell>
          <table:table-cell office:value-type="float" office:value="0.716924667358" calcext:value-type="float">
            <text:p>0.7169246674</text:p>
          </table:table-cell>
        </table:table-row>
        <table:table-row table:style-name="ro1">
          <table:table-cell/>
          <table:table-cell office:value-type="float" office:value="0.466823577881" calcext:value-type="float">
            <text:p>0.4668235779</text:p>
          </table:table-cell>
          <table:table-cell office:value-type="float" office:value="0.554084777832" calcext:value-type="float">
            <text:p>0.5540847778</text:p>
          </table:table-cell>
        </table:table-row>
        <table:table-row table:style-name="ro1">
          <table:table-cell/>
          <table:table-cell office:value-type="float" office:value="2.172231674194" calcext:value-type="float">
            <text:p>2.1722316742</text:p>
          </table:table-cell>
          <table:table-cell office:value-type="float" office:value="0.391006469727" calcext:value-type="float">
            <text:p>0.3910064697</text:p>
          </table:table-cell>
        </table:table-row>
        <table:table-row table:style-name="ro1">
          <table:table-cell/>
          <table:table-cell office:value-type="float" office:value="0.478982925415" calcext:value-type="float">
            <text:p>0.4789829254</text:p>
          </table:table-cell>
          <table:table-cell office:value-type="float" office:value="0.394821166992" calcext:value-type="float">
            <text:p>0.394821167</text:p>
          </table:table-cell>
        </table:table-row>
        <table:table-row table:style-name="ro1">
          <table:table-cell/>
          <table:table-cell office:value-type="float" office:value="0.482082366943" calcext:value-type="float">
            <text:p>0.4820823669</text:p>
          </table:table-cell>
          <table:table-cell office:value-type="float" office:value="0.406980514526" calcext:value-type="float">
            <text:p>0.4069805145</text:p>
          </table:table-cell>
        </table:table-row>
        <table:table-row table:style-name="ro1">
          <table:table-cell/>
          <table:table-cell office:value-type="float" office:value="0.468015670776" calcext:value-type="float">
            <text:p>0.4680156708</text:p>
          </table:table-cell>
          <table:table-cell office:value-type="float" office:value="0.420093536377" calcext:value-type="float">
            <text:p>0.4200935364</text:p>
          </table:table-cell>
        </table:table-row>
        <table:table-row table:style-name="ro1">
          <table:table-cell/>
          <table:table-cell office:value-type="float" office:value="0.655889511108" calcext:value-type="float">
            <text:p>0.6558895111</text:p>
          </table:table-cell>
          <table:table-cell office:value-type="float" office:value="0.37693977356" calcext:value-type="float">
            <text:p>0.3769397736</text:p>
          </table:table-cell>
        </table:table-row>
        <table:table-row table:style-name="ro1">
          <table:table-cell/>
          <table:table-cell office:value-type="float" office:value="0.53596496582" calcext:value-type="float">
            <text:p>0.5359649658</text:p>
          </table:table-cell>
          <table:table-cell office:value-type="float" office:value="0.384092330933" calcext:value-type="float">
            <text:p>0.3840923309</text:p>
          </table:table-cell>
        </table:table-row>
        <table:table-row table:style-name="ro1">
          <table:table-cell/>
          <table:table-cell office:value-type="float" office:value="0.591039657593" calcext:value-type="float">
            <text:p>0.5910396576</text:p>
          </table:table-cell>
          <table:table-cell office:value-type="float" office:value="0.378131866455" calcext:value-type="float">
            <text:p>0.3781318665</text:p>
          </table:table-cell>
        </table:table-row>
        <table:table-row table:style-name="ro1">
          <table:table-cell/>
          <table:table-cell office:value-type="float" office:value="0.530958175659" calcext:value-type="float">
            <text:p>0.5309581757</text:p>
          </table:table-cell>
          <table:table-cell office:value-type="float" office:value="0.392913818359" calcext:value-type="float">
            <text:p>0.3929138184</text:p>
          </table:table-cell>
        </table:table-row>
        <table:table-row table:style-name="ro1">
          <table:table-cell/>
          <table:table-cell office:value-type="float" office:value="0.473976135254" calcext:value-type="float">
            <text:p>0.4739761353</text:p>
          </table:table-cell>
          <table:table-cell office:value-type="float" office:value="0.387191772461" calcext:value-type="float">
            <text:p>0.3871917725</text:p>
          </table:table-cell>
        </table:table-row>
        <table:table-row table:style-name="ro1">
          <table:table-cell/>
          <table:table-cell office:value-type="float" office:value="0.550031661987" calcext:value-type="float">
            <text:p>0.550031662</text:p>
          </table:table-cell>
          <table:table-cell office:value-type="float" office:value="0.43511390686" calcext:value-type="float">
            <text:p>0.4351139069</text:p>
          </table:table-cell>
        </table:table-row>
        <table:table-row table:style-name="ro1">
          <table:table-cell/>
          <table:table-cell office:value-type="float" office:value="0.473022460938" calcext:value-type="float">
            <text:p>0.4730224609</text:p>
          </table:table-cell>
          <table:table-cell office:value-type="float" office:value="0.576019287109" calcext:value-type="float">
            <text:p>0.5760192871</text:p>
          </table:table-cell>
        </table:table-row>
        <table:table-row table:style-name="ro1">
          <table:table-cell/>
          <table:table-cell office:value-type="float" office:value="0.596046447754" calcext:value-type="float">
            <text:p>0.5960464478</text:p>
          </table:table-cell>
          <table:table-cell office:value-type="float" office:value="0.396013259888" calcext:value-type="float">
            <text:p>0.3960132599</text:p>
          </table:table-cell>
        </table:table-row>
        <table:table-row table:style-name="ro1">
          <table:table-cell/>
          <table:table-cell office:value-type="float" office:value="0.519037246704" calcext:value-type="float">
            <text:p>0.5190372467</text:p>
          </table:table-cell>
          <table:table-cell office:value-type="float" office:value="0.417947769165" calcext:value-type="float">
            <text:p>0.4179477692</text:p>
          </table:table-cell>
        </table:table-row>
        <table:table-row table:style-name="ro1">
          <table:table-cell/>
          <table:table-cell office:value-type="float" office:value="0.68998336792" calcext:value-type="float">
            <text:p>0.6899833679</text:p>
          </table:table-cell>
          <table:table-cell office:value-type="float" office:value="0.391006469727" calcext:value-type="float">
            <text:p>0.3910064697</text:p>
          </table:table-cell>
        </table:table-row>
        <table:table-row table:style-name="ro1">
          <table:table-cell/>
          <table:table-cell office:value-type="float" office:value="0.478982925415" calcext:value-type="float">
            <text:p>0.4789829254</text:p>
          </table:table-cell>
          <table:table-cell office:value-type="float" office:value="0.400066375732" calcext:value-type="float">
            <text:p>0.4000663757</text:p>
          </table:table-cell>
        </table:table-row>
        <table:table-row table:style-name="ro1">
          <table:table-cell/>
          <table:table-cell office:value-type="float" office:value="0.471115112305" calcext:value-type="float">
            <text:p>0.4711151123</text:p>
          </table:table-cell>
          <table:table-cell office:value-type="float" office:value="0.571012496948" calcext:value-type="float">
            <text:p>0.5710124969</text:p>
          </table:table-cell>
        </table:table-row>
        <table:table-row table:style-name="ro1">
          <table:table-cell/>
          <table:table-cell office:value-type="float" office:value="0.669956207275" calcext:value-type="float">
            <text:p>0.6699562073</text:p>
          </table:table-cell>
          <table:table-cell office:value-type="float" office:value="0.556945800781" calcext:value-type="float">
            <text:p>0.5569458008</text:p>
          </table:table-cell>
        </table:table-row>
        <table:table-row table:style-name="ro1">
          <table:table-cell/>
          <table:table-cell office:value-type="float" office:value="0.665903091431" calcext:value-type="float">
            <text:p>0.6659030914</text:p>
          </table:table-cell>
          <table:table-cell office:value-type="float" office:value="0.511884689331" calcext:value-type="float">
            <text:p>0.5118846893</text:p>
          </table:table-cell>
        </table:table-row>
        <table:table-row table:style-name="ro1">
          <table:table-cell/>
          <table:table-cell office:value-type="float" office:value="0.523090362549" calcext:value-type="float">
            <text:p>0.5230903625</text:p>
          </table:table-cell>
          <table:table-cell office:value-type="float" office:value="0.559091567993" calcext:value-type="float">
            <text:p>0.559091568</text:p>
          </table:table-cell>
        </table:table-row>
        <table:table-row table:style-name="ro1">
          <table:table-cell/>
          <table:table-cell office:value-type="float" office:value="0.540971755981" calcext:value-type="float">
            <text:p>0.540971756</text:p>
          </table:table-cell>
          <table:table-cell office:value-type="float" office:value="0.53596496582" calcext:value-type="float">
            <text:p>0.5359649658</text:p>
          </table:table-cell>
        </table:table-row>
        <table:table-row table:style-name="ro1">
          <table:table-cell/>
          <table:table-cell office:value-type="float" office:value="0.463008880615" calcext:value-type="float">
            <text:p>0.4630088806</text:p>
          </table:table-cell>
          <table:table-cell office:value-type="float" office:value="0.549077987671" calcext:value-type="float">
            <text:p>0.5490779877</text:p>
          </table:table-cell>
        </table:table-row>
        <table:table-row table:style-name="ro1">
          <table:table-cell/>
          <table:table-cell office:value-type="float" office:value="0.694990158081" calcext:value-type="float">
            <text:p>0.6949901581</text:p>
          </table:table-cell>
          <table:table-cell office:value-type="float" office:value="0.524997711182" calcext:value-type="float">
            <text:p>0.5249977112</text:p>
          </table:table-cell>
        </table:table-row>
        <table:table-row table:style-name="ro1">
          <table:table-cell/>
          <table:table-cell office:value-type="float" office:value="0.616073608398" calcext:value-type="float">
            <text:p>0.6160736084</text:p>
          </table:table-cell>
          <table:table-cell office:value-type="float" office:value="0.542879104614" calcext:value-type="float">
            <text:p>0.5428791046</text:p>
          </table:table-cell>
        </table:table-row>
        <table:table-row table:style-name="ro1">
          <table:table-cell/>
          <table:table-cell office:value-type="float" office:value="0.646114349365" calcext:value-type="float">
            <text:p>0.6461143494</text:p>
          </table:table-cell>
          <table:table-cell office:value-type="float" office:value="0.553846359253" calcext:value-type="float">
            <text:p>0.5538463593</text:p>
          </table:table-cell>
        </table:table-row>
        <table:table-row table:style-name="ro1">
          <table:table-cell/>
          <table:table-cell office:value-type="float" office:value="0.689029693604" calcext:value-type="float">
            <text:p>0.6890296936</text:p>
          </table:table-cell>
          <table:table-cell office:value-type="float" office:value="0.533819198608" calcext:value-type="float">
            <text:p>0.5338191986</text:p>
          </table:table-cell>
        </table:table-row>
        <table:table-row table:style-name="ro1">
          <table:table-cell/>
          <table:table-cell office:value-type="float" office:value="0.611066818237" calcext:value-type="float">
            <text:p>0.6110668182</text:p>
          </table:table-cell>
          <table:table-cell office:value-type="float" office:value="0.57315826416" calcext:value-type="float">
            <text:p>0.5731582642</text:p>
          </table:table-cell>
        </table:table-row>
        <table:table-row table:style-name="ro1">
          <table:table-cell/>
          <table:table-cell office:value-type="float" office:value="0.502824783325" calcext:value-type="float">
            <text:p>0.5028247833</text:p>
          </table:table-cell>
          <table:table-cell office:value-type="float" office:value="0.553846359253" calcext:value-type="float">
            <text:p>0.5538463593</text:p>
          </table:table-cell>
        </table:table-row>
        <table:table-row table:style-name="ro1">
          <table:table-cell/>
          <table:table-cell office:value-type="float" office:value="0.554084777832" calcext:value-type="float">
            <text:p>0.5540847778</text:p>
          </table:table-cell>
          <table:table-cell office:value-type="float" office:value="0.570058822632" calcext:value-type="float">
            <text:p>0.5700588226</text:p>
          </table:table-cell>
        </table:table-row>
        <table:table-row table:style-name="ro1">
          <table:table-cell/>
          <table:table-cell office:value-type="float" office:value="0.504016876221" calcext:value-type="float">
            <text:p>0.5040168762</text:p>
          </table:table-cell>
          <table:table-cell office:value-type="float" office:value="0.519037246704" calcext:value-type="float">
            <text:p>0.5190372467</text:p>
          </table:table-cell>
        </table:table-row>
        <table:table-row table:style-name="ro1">
          <table:table-cell/>
          <table:table-cell office:value-type="float" office:value="0.482082366943" calcext:value-type="float">
            <text:p>0.4820823669</text:p>
          </table:table-cell>
          <table:table-cell office:value-type="float" office:value="0.59986114502" calcext:value-type="float">
            <text:p>0.599861145</text:p>
          </table:table-cell>
        </table:table-row>
        <table:table-row table:style-name="ro1">
          <table:table-cell/>
          <table:table-cell office:value-type="float" office:value="0.771045684814" calcext:value-type="float">
            <text:p>0.7710456848</text:p>
          </table:table-cell>
          <table:table-cell office:value-type="float" office:value="0.567197799683" calcext:value-type="float">
            <text:p>0.5671977997</text:p>
          </table:table-cell>
        </table:table-row>
        <table:table-row table:style-name="ro1">
          <table:table-cell/>
          <table:table-cell office:value-type="float" office:value="0.610113143921" calcext:value-type="float">
            <text:p>0.6101131439</text:p>
          </table:table-cell>
          <table:table-cell office:value-type="float" office:value="0.547170639038" calcext:value-type="float">
            <text:p>0.547170639</text:p>
          </table:table-cell>
        </table:table-row>
        <table:table-row table:style-name="ro1">
          <table:table-cell/>
          <table:table-cell office:value-type="float" office:value="0.508069992065" calcext:value-type="float">
            <text:p>0.5080699921</text:p>
          </table:table-cell>
          <table:table-cell office:value-type="float" office:value="0.546216964722" calcext:value-type="float">
            <text:p>0.5462169647</text:p>
          </table:table-cell>
        </table:table-row>
        <table:table-row table:style-name="ro1">
          <table:table-cell/>
          <table:table-cell office:value-type="float" office:value="0.60510635376" calcext:value-type="float">
            <text:p>0.6051063538</text:p>
          </table:table-cell>
          <table:table-cell office:value-type="float" office:value="0.562191009521" calcext:value-type="float">
            <text:p>0.5621910095</text:p>
          </table:table-cell>
        </table:table-row>
        <table:table-row table:style-name="ro1">
          <table:table-cell/>
          <table:table-cell office:value-type="float" office:value="0.47492980957" calcext:value-type="float">
            <text:p>0.4749298096</text:p>
          </table:table-cell>
          <table:table-cell office:value-type="float" office:value="0.571012496948" calcext:value-type="float">
            <text:p>0.5710124969</text:p>
          </table:table-cell>
        </table:table-row>
        <table:table-row table:style-name="ro1">
          <table:table-cell/>
          <table:table-cell office:value-type="float" office:value="0.627994537354" calcext:value-type="float">
            <text:p>0.6279945374</text:p>
          </table:table-cell>
          <table:table-cell office:value-type="float" office:value="0.536918640137" calcext:value-type="float">
            <text:p>0.5369186401</text:p>
          </table:table-cell>
        </table:table-row>
        <table:table-row table:style-name="ro1">
          <table:table-cell/>
          <table:table-cell office:value-type="float" office:value="0.770092010498" calcext:value-type="float">
            <text:p>0.7700920105</text:p>
          </table:table-cell>
          <table:table-cell office:value-type="float" office:value="0.560998916626" calcext:value-type="float">
            <text:p>0.5609989166</text:p>
          </table:table-cell>
        </table:table-row>
        <table:table-row table:style-name="ro1">
          <table:table-cell/>
          <table:table-cell office:value-type="float" office:value="0.557899475098" calcext:value-type="float">
            <text:p>0.5578994751</text:p>
          </table:table-cell>
          <table:table-cell office:value-type="float" office:value="0.684976577759" calcext:value-type="float">
            <text:p>0.6849765778</text:p>
          </table:table-cell>
        </table:table-row>
        <table:table-row table:style-name="ro1">
          <table:table-cell/>
          <table:table-cell office:value-type="float" office:value="0.510931015015" calcext:value-type="float">
            <text:p>0.510931015</text:p>
          </table:table-cell>
          <table:table-cell office:value-type="float" office:value="0.579833984375" calcext:value-type="float">
            <text:p>0.5798339844</text:p>
          </table:table-cell>
        </table:table-row>
        <table:table-row table:style-name="ro1">
          <table:table-cell/>
          <table:table-cell office:value-type="float" office:value="0.47492980957" calcext:value-type="float">
            <text:p>0.4749298096</text:p>
          </table:table-cell>
          <table:table-cell office:value-type="float" office:value="0.614881515503" calcext:value-type="float">
            <text:p>0.6148815155</text:p>
          </table:table-cell>
        </table:table-row>
        <table:table-row table:style-name="ro1">
          <table:table-cell/>
          <table:table-cell office:value-type="float" office:value="0.684976577759" calcext:value-type="float">
            <text:p>0.6849765778</text:p>
          </table:table-cell>
          <table:table-cell office:value-type="float" office:value="0.576972961426" calcext:value-type="float">
            <text:p>0.5769729614</text:p>
          </table:table-cell>
        </table:table-row>
        <table:table-row table:style-name="ro1">
          <table:table-cell/>
          <table:table-cell office:value-type="float" office:value="0.617980957031" calcext:value-type="float">
            <text:p>0.617980957</text:p>
          </table:table-cell>
          <table:table-cell office:value-type="float" office:value="0.634908676147" calcext:value-type="float">
            <text:p>0.6349086761</text:p>
          </table:table-cell>
        </table:table-row>
        <table:table-row table:style-name="ro1">
          <table:table-cell/>
          <table:table-cell office:value-type="float" office:value="0.576972961426" calcext:value-type="float">
            <text:p>0.5769729614</text:p>
          </table:table-cell>
          <table:table-cell office:value-type="float" office:value="0.581026077271" calcext:value-type="float">
            <text:p>0.5810260773</text:p>
          </table:table-cell>
        </table:table-row>
        <table:table-row table:style-name="ro1">
          <table:table-cell/>
          <table:table-cell office:value-type="float" office:value="0.598907470703" calcext:value-type="float">
            <text:p>0.5989074707</text:p>
          </table:table-cell>
          <table:table-cell office:value-type="float" office:value="0.586986541748" calcext:value-type="float">
            <text:p>0.5869865417</text:p>
          </table:table-cell>
        </table:table-row>
        <table:table-row table:style-name="ro1">
          <table:table-cell/>
          <table:table-cell office:value-type="float" office:value="0.631093978882" calcext:value-type="float">
            <text:p>0.6310939789</text:p>
          </table:table-cell>
          <table:table-cell office:value-type="float" office:value="0.591039657593" calcext:value-type="float">
            <text:p>0.5910396576</text:p>
          </table:table-cell>
        </table:table-row>
        <table:table-row table:style-name="ro1">
          <table:table-cell/>
          <table:table-cell office:value-type="float" office:value="0.530004501343" calcext:value-type="float">
            <text:p>0.5300045013</text:p>
          </table:table-cell>
          <table:table-cell office:value-type="float" office:value="0.614166259766" calcext:value-type="float">
            <text:p>0.6141662598</text:p>
          </table:table-cell>
        </table:table-row>
        <table:table-row table:style-name="ro1">
          <table:table-cell/>
          <table:table-cell office:value-type="float" office:value="0.550031661987" calcext:value-type="float">
            <text:p>0.550031662</text:p>
          </table:table-cell>
          <table:table-cell office:value-type="float" office:value="0.580072402954" calcext:value-type="float">
            <text:p>0.580072403</text:p>
          </table:table-cell>
        </table:table-row>
        <table:table-row table:style-name="ro1">
          <table:table-cell/>
          <table:table-cell office:value-type="float" office:value="0.55718421936" calcext:value-type="float">
            <text:p>0.5571842194</text:p>
          </table:table-cell>
          <table:table-cell office:value-type="float" office:value="0.633001327515" calcext:value-type="float">
            <text:p>0.6330013275</text:p>
          </table:table-cell>
        </table:table-row>
        <table:table-row table:style-name="ro1">
          <table:table-cell/>
          <table:table-cell office:value-type="float" office:value="0.571966171265" calcext:value-type="float">
            <text:p>0.5719661713</text:p>
          </table:table-cell>
          <table:table-cell office:value-type="float" office:value="0.586986541748" calcext:value-type="float">
            <text:p>0.5869865417</text:p>
          </table:table-cell>
        </table:table-row>
        <table:table-row table:style-name="ro1">
          <table:table-cell/>
          <table:table-cell office:value-type="float" office:value="0.514030456543" calcext:value-type="float">
            <text:p>0.5140304565</text:p>
          </table:table-cell>
          <table:table-cell office:value-type="float" office:value="0.609874725342" calcext:value-type="float">
            <text:p>0.6098747253</text:p>
          </table:table-cell>
        </table:table-row>
        <table:table-row table:style-name="ro1">
          <table:table-cell/>
          <table:table-cell office:value-type="float" office:value="0.539064407349" calcext:value-type="float">
            <text:p>0.5390644073</text:p>
          </table:table-cell>
          <table:table-cell office:value-type="float" office:value="0.564098358154" calcext:value-type="float">
            <text:p>0.5640983582</text:p>
          </table:table-cell>
        </table:table-row>
        <table:table-row table:style-name="ro1">
          <table:table-cell/>
          <table:table-cell office:value-type="float" office:value="0.655174255371" calcext:value-type="float">
            <text:p>0.6551742554</text:p>
          </table:table-cell>
          <table:table-cell office:value-type="float" office:value="0.571012496948" calcext:value-type="float">
            <text:p>0.5710124969</text:p>
          </table:table-cell>
        </table:table-row>
        <table:table-row table:style-name="ro1">
          <table:table-cell/>
          <table:table-cell office:value-type="float" office:value="0.622987747192" calcext:value-type="float">
            <text:p>0.6229877472</text:p>
          </table:table-cell>
          <table:table-cell office:value-type="float" office:value="0.592947006226" calcext:value-type="float">
            <text:p>0.5929470062</text:p>
          </table:table-cell>
        </table:table-row>
        <table:table-row table:style-name="ro1">
          <table:table-cell/>
          <table:table-cell office:value-type="float" office:value="0.692844390869" calcext:value-type="float">
            <text:p>0.6928443909</text:p>
          </table:table-cell>
          <table:table-cell office:value-type="float" office:value="0.601053237915" calcext:value-type="float">
            <text:p>0.6010532379</text:p>
          </table:table-cell>
        </table:table-row>
      </table:table>
      <table:table table:name="10-exec1" table:style-name="ta1">
        <table:table-column table:style-name="co1" table:default-cell-style-name="Default"/>
        <table:table-row table:style-name="ro1">
          <table:table-cell/>
        </table:table-row>
      </table:table>
      <table:table table:name="10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0.494003295898" calcext:value-type="float">
            <text:p>0.4940032959</text:p>
          </table:table-cell>
          <table:table-cell office:value-type="float" office:value="0.340938568115" calcext:value-type="float">
            <text:p>0.3409385681</text:p>
          </table:table-cell>
        </table:table-row>
        <table:table-row table:style-name="ro1">
          <table:table-cell/>
          <table:table-cell office:value-type="float" office:value="0.361919403076" calcext:value-type="float">
            <text:p>0.3619194031</text:p>
          </table:table-cell>
          <table:table-cell office:value-type="float" office:value="0.30779838562" calcext:value-type="float">
            <text:p>0.3077983856</text:p>
          </table:table-cell>
        </table:table-row>
        <table:table-row table:style-name="ro1">
          <table:table-cell/>
          <table:table-cell office:value-type="float" office:value="0.483989715576" calcext:value-type="float">
            <text:p>0.4839897156</text:p>
          </table:table-cell>
          <table:table-cell office:value-type="float" office:value="0.414133071899" calcext:value-type="float">
            <text:p>0.4141330719</text:p>
          </table:table-cell>
        </table:table-row>
        <table:table-row table:style-name="ro1">
          <table:table-cell/>
          <table:table-cell office:value-type="float" office:value="0.505924224854" calcext:value-type="float">
            <text:p>0.5059242249</text:p>
          </table:table-cell>
          <table:table-cell office:value-type="float" office:value="0.415802001953" calcext:value-type="float">
            <text:p>0.415802002</text:p>
          </table:table-cell>
        </table:table-row>
        <table:table-row table:style-name="ro1">
          <table:table-cell/>
          <table:table-cell office:value-type="float" office:value="0.489950180054" calcext:value-type="float">
            <text:p>0.4899501801</text:p>
          </table:table-cell>
          <table:table-cell office:value-type="float" office:value="0.420093536377" calcext:value-type="float">
            <text:p>0.4200935364</text:p>
          </table:table-cell>
        </table:table-row>
        <table:table-row table:style-name="ro1">
          <table:table-cell/>
          <table:table-cell office:value-type="float" office:value="0.469923019409" calcext:value-type="float">
            <text:p>0.4699230194</text:p>
          </table:table-cell>
          <table:table-cell office:value-type="float" office:value="0.463008880615" calcext:value-type="float">
            <text:p>0.4630088806</text:p>
          </table:table-cell>
        </table:table-row>
        <table:table-row table:style-name="ro1">
          <table:table-cell/>
          <table:table-cell office:value-type="float" office:value="0.555992126465" calcext:value-type="float">
            <text:p>0.5559921265</text:p>
          </table:table-cell>
          <table:table-cell office:value-type="float" office:value="0.46706199646" calcext:value-type="float">
            <text:p>0.4670619965</text:p>
          </table:table-cell>
        </table:table-row>
        <table:table-row table:style-name="ro1">
          <table:table-cell/>
          <table:table-cell office:value-type="float" office:value="0.494003295898" calcext:value-type="float">
            <text:p>0.4940032959</text:p>
          </table:table-cell>
          <table:table-cell office:value-type="float" office:value="0.426054000854" calcext:value-type="float">
            <text:p>0.4260540009</text:p>
          </table:table-cell>
        </table:table-row>
        <table:table-row table:style-name="ro1">
          <table:table-cell/>
          <table:table-cell office:value-type="float" office:value="0.486850738525" calcext:value-type="float">
            <text:p>0.4868507385</text:p>
          </table:table-cell>
          <table:table-cell office:value-type="float" office:value="0.463008880615" calcext:value-type="float">
            <text:p>0.4630088806</text:p>
          </table:table-cell>
        </table:table-row>
        <table:table-row table:style-name="ro1">
          <table:table-cell/>
          <table:table-cell office:value-type="float" office:value="0.482797622681" calcext:value-type="float">
            <text:p>0.4827976227</text:p>
          </table:table-cell>
          <table:table-cell office:value-type="float" office:value="0.463962554932" calcext:value-type="float">
            <text:p>0.4639625549</text:p>
          </table:table-cell>
        </table:table-row>
      </table:table>
      <table:table table:name="100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o </meta:initial-creator>
    <meta:creation-date>2017-09-22T11:31:57.573718994</meta:creation-date>
    <dc:date>2017-09-22T13:03:08.059528811</dc:date>
    <dc:creator>regio </dc:creator>
    <meta:editing-duration>PT1H27M45S</meta:editing-duration>
    <meta:editing-cycles>2</meta:editing-cycles>
    <meta:generator>LibreOffice/4.2.8.2$Linux_X86_64 LibreOffice_project/420m0$Build-2</meta:generator>
    <meta:document-statistic meta:table-count="5" meta:cell-count="224" meta:object-count="0"/>
  </office:meta>
</office:document-meta>
</file>